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3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13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Sunday</text:p>
          </table:table-cell>
          <table:table-cell office:value-type="string" calcext:value-type="string">
            <text:p>◌..................................</text:p>
          </table:table-cell>
          <table:table-cell table:style-name="ce4"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3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1">__/__/__  </text:span><text:span text:style-name="T2"> </text:span><text:span text:style-name="T3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1">__/__/__  </text:span><text:span text:style-name="T2"> </text:span><text:span text:style-name="T3">Notes</text:span></text:p>
          </table:table-cell>
          <table:table-cell table:number-columns-repeated="1018"/>
        </table:table-row>
        <table:table-row table:style-name="ro3">
          <table:table-cell table:style-name="ce2" table:number-columns-repeated="2"/>
          <table:table-cell table:style-name="Default" table:number-columns-repeated="2"/>
          <table:table-cell table:number-columns-repeated="1018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18"/>
        </table:table-row>
        <table:table-row table:style-name="ro2" table:number-rows-repeated="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8"/>
        </table:table-row>
        <table:table-row table:style-name="ro2" table:number-rows-repeated="5">
          <table:table-cell table:number-columns-repeated="1022"/>
        </table:table-row>
        <table:table-row table:style-name="ro2" table:number-rows-repeated="2"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19"/>
        </table:table-row>
        <table:table-row table:style-name="ro2" table:number-rows-repeated="7"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499cm" fo:margin-right="0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11:01:55.3276822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4-03T11:03:28.246713236</dc:date>
    <meta:editing-duration>PT2H34M54S</meta:editing-duration>
    <meta:editing-cycles>21</meta:editing-cycles>
    <meta:generator>LibreOffice/6.4.6.2$Linux_X86_64 LibreOffice_project/40$Build-2</meta:generator>
    <meta:document-statistic meta:table-count="1" meta:cell-count="76" meta:object-count="0"/>
  </office:meta>
</office:document-meta>
</file>